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style:font-name="Hack Nerd Font1" fo:font-size="9.75pt"/>
    </style:style>
    <style:style style:name="P2" style:family="paragraph" style:parent-style-name="Standard">
      <style:paragraph-properties fo:margin-top="0cm" fo:margin-bottom="0.499cm" style:contextual-spacing="false" style:line-height-at-least="0.503cm"/>
      <style:text-properties style:font-name="Hack Nerd Font1" fo:font-size="10pt" style:font-size-asian="10pt" style:font-size-complex="10pt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ebdbb2" loext:opacity="100%" style:font-name="Hack Nerd Font1" fo:font-size="9.75pt" fo:font-weight="normal" fo:background-color="#1d2021"/>
    </style:style>
    <style:style style:name="P4" style:family="paragraph" style:parent-style-name="Standard">
      <style:paragraph-properties style:line-height-at-least="0.503cm"/>
      <style:text-properties fo:color="#ebdbb2" loext:opacity="100%" style:font-name="Hack Nerd Font1" fo:font-size="9.75pt" fo:font-weight="normal" fo:background-color="#1d2021"/>
    </style:style>
    <style:style style:name="P5" style:family="paragraph" style:parent-style-name="Standard">
      <style:paragraph-properties style:line-height-at-least="0.503cm"/>
      <style:text-properties fo:color="#ebdbb2" loext:opacity="100%" fo:background-color="#1d2021"/>
    </style:style>
    <style:style style:name="P6" style:family="paragraph" style:parent-style-name="Standard">
      <style:paragraph-properties style:line-height-at-least="0.503cm"/>
      <style:text-properties fo:color="#7fb1ac" loext:opacity="100%" style:font-name="Hack Nerd Font1" fo:font-size="10pt" fo:font-weight="normal" fo:background-color="#ffffff" style:font-size-asian="10pt" style:font-size-complex="10pt"/>
    </style:style>
    <style:style style:name="P7" style:family="paragraph" style:parent-style-name="Standard">
      <style:paragraph-properties style:line-height-at-least="0.503cm"/>
      <style:text-properties fo:color="#7fb1ac" loext:opacity="100%" style:font-name="Hack Nerd Font1" fo:font-size="10pt" fo:font-weight="normal" officeooo:paragraph-rsid="00180895" fo:background-color="#ffffff" style:font-size-asian="10pt" style:font-size-complex="10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fo:color="#7fb1ac" loext:opacity="100%" style:font-name="Hack Nerd Font1" fo:font-size="10pt" fo:font-weight="normal" fo:background-color="#ffffff" style:font-size-asian="10pt" style:font-size-complex="10pt"/>
    </style:style>
    <style:style style:name="P9" style:family="paragraph" style:parent-style-name="Standard">
      <style:paragraph-properties style:line-height-at-least="0.503cm"/>
      <style:text-properties fo:color="#a89984" loext:opacity="100%" style:font-name="Hack Nerd Font1" fo:font-size="9.75pt" fo:font-weight="normal" fo:background-color="#1d2021"/>
    </style:style>
    <style:style style:name="P10" style:family="paragraph" style:parent-style-name="Standard">
      <style:paragraph-properties style:line-height-at-least="0.503cm"/>
    </style:style>
    <style:style style:name="P11" style:family="paragraph" style:parent-style-name="Standard">
      <style:paragraph-properties fo:margin-top="0cm" fo:margin-bottom="0.499cm" style:contextual-spacing="false" style:line-height-at-least="0.503cm"/>
    </style:style>
    <style:style style:name="P12" style:family="paragraph" style:parent-style-name="Standard">
      <style:paragraph-properties style:line-height-at-least="0.503cm"/>
      <style:text-properties officeooo:paragraph-rsid="001a59b9"/>
    </style:style>
    <style:style style:name="P13" style:family="paragraph" style:parent-style-name="Standard">
      <style:paragraph-properties style:line-height-at-least="0.503cm"/>
      <style:text-properties fo:color="#000000" loext:opacity="100%" style:font-name="Hack Nerd Font1" fo:font-size="9.75pt" fo:font-weight="normal" fo:background-color="#ffffff"/>
    </style:style>
    <style:style style:name="P14" style:family="paragraph" style:parent-style-name="Standard">
      <style:paragraph-properties style:line-height-at-least="0.503cm"/>
      <style:text-properties fo:color="#000000" loext:opacity="100%" style:font-name="Hack Nerd Font1" fo:font-size="10pt" fo:font-weight="normal" fo:background-color="#ffffff" style:font-size-asian="10pt" style:font-size-complex="10pt"/>
    </style:style>
    <style:style style:name="P15" style:family="paragraph" style:parent-style-name="Standard">
      <style:paragraph-properties style:line-height-at-least="0.503cm"/>
      <style:text-properties fo:color="#000000" loext:opacity="100%" fo:background-color="#ffffff"/>
    </style:style>
    <style:style style:name="P16" style:family="paragraph" style:parent-style-name="Standard">
      <style:paragraph-properties style:line-height-at-least="0.503cm"/>
      <style:text-properties fo:color="#000000" loext:opacity="100%" fo:font-size="10pt" fo:background-color="#ffffff" style:font-size-asian="10pt" style:font-size-complex="10pt"/>
    </style:style>
    <style:style style:name="P17" style:family="paragraph" style:parent-style-name="Standard">
      <style:paragraph-properties style:line-height-at-least="0.503cm"/>
      <style:text-properties fo:font-size="10pt" style:font-size-asian="10pt" style:font-size-complex="10pt"/>
    </style:style>
    <style:style style:name="P18" style:family="paragraph" style:parent-style-name="Standard">
      <style:paragraph-properties fo:margin-top="0cm" fo:margin-bottom="0.499cm" style:contextual-spacing="false" style:line-height-at-least="0.503cm"/>
      <style:text-properties fo:font-size="10pt" style:font-size-asian="10pt" style:font-size-complex="10pt"/>
    </style:style>
    <style:style style:name="P19" style:family="paragraph" style:parent-style-name="Standard">
      <style:paragraph-properties style:line-height-at-least="0.503cm"/>
      <style:text-properties fo:color="#375350" loext:opacity="100%" style:font-name="Hack Nerd Font1" fo:font-size="9.75pt" fo:font-style="italic" fo:font-weight="normal" fo:background-color="#1d2021"/>
    </style:style>
    <style:style style:name="P20" style:family="paragraph" style:parent-style-name="Standard">
      <style:paragraph-properties style:line-height-at-least="0.503cm"/>
      <style:text-properties fo:color="#375350" loext:opacity="100%" style:font-name="Hack Nerd Font1" fo:font-size="9.75pt" fo:font-style="italic" fo:font-weight="normal" fo:background-color="#fdf6e3"/>
    </style:style>
    <style:style style:name="P21" style:family="paragraph" style:parent-style-name="Standard">
      <style:paragraph-properties style:line-height-at-least="0.503cm"/>
      <style:text-properties fo:color="#375350" loext:opacity="100%" style:font-name="Hack Nerd Font1" fo:font-size="9.75pt" fo:font-weight="normal" fo:background-color="#ffffff"/>
    </style:style>
    <style:style style:name="P22" style:family="paragraph" style:parent-style-name="Standard">
      <style:paragraph-properties style:line-height-at-least="0.503cm"/>
      <style:text-properties fo:color="#375350" loext:opacity="100%" style:font-name="Hack Nerd Font1" fo:font-size="9.75pt" fo:font-weight="normal" officeooo:paragraph-rsid="001a59b9" fo:background-color="#ffffff"/>
    </style:style>
    <style:style style:name="P23" style:family="paragraph" style:parent-style-name="Standard">
      <style:paragraph-properties style:line-height-at-least="0.503cm"/>
      <style:text-properties fo:color="#375350" loext:opacity="100%" style:font-name="Hack Nerd Font1" fo:font-size="9.75pt" fo:font-weight="normal" officeooo:rsid="00180895" officeooo:paragraph-rsid="00180895" fo:background-color="#ffffff" style:font-size-asian="10pt" style:font-size-complex="10pt"/>
    </style:style>
    <style:style style:name="P24" style:family="paragraph" style:parent-style-name="Standard">
      <style:paragraph-properties style:line-height-at-least="0.503cm"/>
      <style:text-properties fo:color="#5c6a72" loext:opacity="100%" style:font-name="Hack Nerd Font1" fo:font-size="9.75pt" fo:font-weight="normal" fo:background-color="#fdf6e3"/>
    </style:style>
    <style:style style:name="P25" style:family="paragraph" style:parent-style-name="Standard">
      <style:paragraph-properties fo:margin-top="0cm" fo:margin-bottom="0.499cm" style:contextual-spacing="false" style:line-height-at-least="0.503cm"/>
      <style:text-properties fo:color="#5c6a72" loext:opacity="100%" style:font-name="Hack Nerd Font1" fo:font-size="9.75pt" fo:font-weight="normal" fo:background-color="#fdf6e3"/>
    </style:style>
    <style:style style:name="P26" style:family="paragraph" style:parent-style-name="Standard">
      <style:paragraph-properties style:line-height-at-least="0.503cm"/>
      <style:text-properties fo:color="#5c6a72" loext:opacity="100%" fo:background-color="#fdf6e3"/>
    </style:style>
    <style:style style:name="T1" style:family="text">
      <style:text-properties fo:color="#fb4934" loext:opacity="100%"/>
    </style:style>
    <style:style style:name="T2" style:family="text">
      <style:text-properties fo:color="#fb4934" loext:opacity="100%" style:font-name="Hack Nerd Font1" fo:font-size="9.75pt" fo:font-weight="normal"/>
    </style:style>
    <style:style style:name="T3" style:family="text">
      <style:text-properties fo:color="#8ec07c" loext:opacity="100%"/>
    </style:style>
    <style:style style:name="T4" style:family="text">
      <style:text-properties fo:color="#8ec07c" loext:opacity="100%" style:font-name="Hack Nerd Font1" fo:font-size="9.75pt" fo:font-weight="normal"/>
    </style:style>
    <style:style style:name="T5" style:family="text">
      <style:text-properties fo:color="#fe8019" loext:opacity="100%"/>
    </style:style>
    <style:style style:name="T6" style:family="text">
      <style:text-properties fo:color="#fe8019" loext:opacity="100%" style:font-name="Hack Nerd Font1" fo:font-size="9.75pt" fo:font-weight="normal"/>
    </style:style>
    <style:style style:name="T7" style:family="text">
      <style:text-properties fo:color="#a89984" loext:opacity="100%"/>
    </style:style>
    <style:style style:name="T8" style:family="text">
      <style:text-properties fo:color="#a89984" loext:opacity="100%" style:font-name="Hack Nerd Font1" fo:font-size="9.75pt" fo:font-weight="normal"/>
    </style:style>
    <style:style style:name="T9" style:family="text">
      <style:text-properties fo:color="#b8bb26" loext:opacity="100%"/>
    </style:style>
    <style:style style:name="T10" style:family="text">
      <style:text-properties fo:color="#b8bb26" loext:opacity="100%" style:font-name="Hack Nerd Font1" fo:font-size="9.75pt" fo:font-weight="normal"/>
    </style:style>
    <style:style style:name="T11" style:family="text">
      <style:text-properties fo:color="#83a598" loext:opacity="100%"/>
    </style:style>
    <style:style style:name="T12" style:family="text">
      <style:text-properties fo:color="#83a598" loext:opacity="100%" style:font-name="Hack Nerd Font1" fo:font-size="9.75pt" fo:font-weight="normal"/>
    </style:style>
    <style:style style:name="T13" style:family="text">
      <style:text-properties fo:color="#d5c4a1" loext:opacity="100%"/>
    </style:style>
    <style:style style:name="T14" style:family="text">
      <style:text-properties fo:color="#d5c4a1" loext:opacity="100%" style:font-name="Hack Nerd Font1" fo:font-size="9.75pt" fo:font-weight="normal"/>
    </style:style>
    <style:style style:name="T15" style:family="text">
      <style:text-properties fo:color="#d3869b" loext:opacity="100%"/>
    </style:style>
    <style:style style:name="T16" style:family="text">
      <style:text-properties fo:color="#d3869b" loext:opacity="100%" fo:font-weight="bold"/>
    </style:style>
    <style:style style:name="T17" style:family="text">
      <style:text-properties fo:color="#d3869b" loext:opacity="100%" style:font-name="Hack Nerd Font1" fo:font-size="9.75pt" fo:font-weight="normal"/>
    </style:style>
    <style:style style:name="T18" style:family="text">
      <style:text-properties fo:color="#fabd2f" loext:opacity="100%"/>
    </style:style>
    <style:style style:name="T19" style:family="text">
      <style:text-properties fo:color="#fabd2f" loext:opacity="100%" style:font-name="Hack Nerd Font1" fo:font-size="9.75pt" fo:font-weight="normal"/>
    </style:style>
    <style:style style:name="T20" style:family="text">
      <style:text-properties style:font-name="Hack Nerd Font1" fo:font-size="9.75pt" fo:font-weight="normal"/>
    </style:style>
    <style:style style:name="T21" style:family="text">
      <style:text-properties style:font-name="Hack Nerd Font1" fo:font-weight="normal"/>
    </style:style>
    <style:style style:name="T22" style:family="text">
      <style:text-properties fo:color="#7fb1ac" loext:opacity="100%"/>
    </style:style>
    <style:style style:name="T23" style:family="text">
      <style:text-properties fo:color="#7fb1ac" loext:opacity="100%" style:font-name="Hack Nerd Font1" fo:font-size="9.75pt" fo:font-weight="normal"/>
    </style:style>
    <style:style style:name="T24" style:family="text">
      <style:text-properties fo:color="#7fb1ac" loext:opacity="100%" style:font-name="Hack Nerd Font1" fo:font-size="9.75pt" fo:font-weight="normal" fo:background-color="#ffffff" loext:char-shading-value="0"/>
    </style:style>
    <style:style style:name="T25" style:family="text">
      <style:text-properties fo:color="#7fb1ac" loext:opacity="100%" style:font-name="Hack Nerd Font1" fo:font-weight="normal"/>
    </style:style>
    <style:style style:name="T26" style:family="text">
      <style:text-properties fo:color="#7fb1ac" loext:opacity="100%" style:font-name="Hack Nerd Font1" fo:font-weight="normal" fo:background-color="#ffffff" loext:char-shading-value="0"/>
    </style:style>
    <style:style style:name="T27" style:family="text">
      <style:text-properties fo:color="#7fb1ac" loext:opacity="100%" style:font-name="Hack Nerd Font1" fo:font-weight="normal" officeooo:rsid="00180895" fo:background-color="#ffffff" loext:char-shading-value="0"/>
    </style:style>
    <style:style style:name="T28" style:family="text">
      <style:text-properties fo:color="#cc241d" loext:opacity="100%"/>
    </style:style>
    <style:style style:name="T29" style:family="text">
      <style:text-properties officeooo:rsid="00180895"/>
    </style:style>
    <style:style style:name="T30" style:family="text">
      <style:text-properties fo:color="#0000ff" loext:opacity="100%"/>
    </style:style>
    <style:style style:name="T31" style:family="text">
      <style:text-properties fo:color="#0000ff" loext:opacity="100%" style:font-name="Hack Nerd Font1" fo:font-size="9.75pt" fo:font-weight="normal"/>
    </style:style>
    <style:style style:name="T32" style:family="text">
      <style:text-properties fo:color="#0000ff" loext:opacity="100%" style:font-name="Hack Nerd Font1" fo:font-weight="normal"/>
    </style:style>
    <style:style style:name="T33" style:family="text">
      <style:text-properties fo:color="#000000" loext:opacity="100%"/>
    </style:style>
    <style:style style:name="T34" style:family="text">
      <style:text-properties fo:color="#000000" loext:opacity="100%" fo:font-size="9.75pt" fo:font-weight="normal" fo:background-color="#ffffff" loext:char-shading-value="0"/>
    </style:style>
    <style:style style:name="T35" style:family="text">
      <style:text-properties fo:color="#000000" loext:opacity="100%" fo:font-weight="normal" fo:background-color="#ffffff" loext:char-shading-value="0"/>
    </style:style>
    <style:style style:name="T36" style:family="text">
      <style:text-properties fo:color="#000000" loext:opacity="100%" style:font-name="Hack Nerd Font1" fo:font-size="9.75pt" fo:font-weight="normal" fo:background-color="#ffffff" loext:char-shading-value="0"/>
    </style:style>
    <style:style style:name="T37" style:family="text">
      <style:text-properties fo:color="#a31515" loext:opacity="100%"/>
    </style:style>
    <style:style style:name="T38" style:family="text">
      <style:text-properties fo:color="#a31515" loext:opacity="100%" style:font-name="Hack Nerd Font1" fo:font-size="9.75pt" fo:font-weight="normal"/>
    </style:style>
    <style:style style:name="T39" style:family="text">
      <style:text-properties fo:color="#a31515" loext:opacity="100%" style:font-name="Hack Nerd Font1" fo:font-size="9.75pt" fo:font-weight="normal" fo:background-color="#ffffff" loext:char-shading-value="0"/>
    </style:style>
    <style:style style:name="T40" style:family="text">
      <style:text-properties fo:color="#a31515" loext:opacity="100%" style:font-name="Hack Nerd Font1" fo:font-weight="normal"/>
    </style:style>
    <style:style style:name="T41" style:family="text">
      <style:text-properties fo:color="#098658" loext:opacity="100%"/>
    </style:style>
    <style:style style:name="T42" style:family="text">
      <style:text-properties fo:color="#098658" loext:opacity="100%" style:font-name="Hack Nerd Font1" fo:font-size="9.75pt" fo:font-weight="normal"/>
    </style:style>
    <style:style style:name="T43" style:family="text">
      <style:text-properties fo:color="#098658" loext:opacity="100%" style:font-name="Hack Nerd Font1" fo:font-size="9.75pt" fo:font-weight="normal" fo:background-color="#ffffff" loext:char-shading-value="0"/>
    </style:style>
    <style:style style:name="T44" style:family="text">
      <style:text-properties fo:color="#098658" loext:opacity="100%" style:font-name="Hack Nerd Font1" fo:font-weight="normal"/>
    </style:style>
    <style:style style:name="T45" style:family="text">
      <style:text-properties fo:color="#cd3131" loext:opacity="100%"/>
    </style:style>
    <style:style style:name="T46" style:family="text">
      <style:text-properties fo:color="#375350" loext:opacity="100%"/>
    </style:style>
    <style:style style:name="T47" style:family="text">
      <style:text-properties fo:color="#375350" loext:opacity="100%" style:font-name="Hack Nerd Font1" fo:font-size="9.75pt" fo:font-style="italic" fo:font-weight="normal"/>
    </style:style>
    <style:style style:name="T48" style:family="text">
      <style:text-properties fo:color="#375350" loext:opacity="100%" style:font-name="Hack Nerd Font1" fo:font-size="9.75pt" fo:font-weight="normal"/>
    </style:style>
    <style:style style:name="T49" style:family="text">
      <style:text-properties fo:color="#375350" loext:opacity="100%" style:font-name="Hack Nerd Font1" fo:font-size="9.75pt" fo:font-weight="normal" fo:background-color="#ffffff" loext:char-shading-value="0"/>
    </style:style>
    <style:style style:name="T50" style:family="text">
      <style:text-properties fo:color="#375350" loext:opacity="100%" style:font-name="Hack Nerd Font1" fo:font-size="9.75pt" fo:font-weight="normal" officeooo:rsid="001a59b9" fo:background-color="#ffffff" loext:char-shading-value="0"/>
    </style:style>
    <style:style style:name="T51" style:family="text">
      <style:text-properties fo:color="#375350" loext:opacity="100%" fo:font-style="italic"/>
    </style:style>
    <style:style style:name="T52" style:family="text">
      <style:text-properties fo:color="#375350" loext:opacity="100%" fo:font-weight="normal" fo:background-color="#ffffff" loext:char-shading-value="0"/>
    </style:style>
    <style:style style:name="T53" style:family="text">
      <style:text-properties fo:color="#df69ba" loext:opacity="100%"/>
    </style:style>
    <style:style style:name="T54" style:family="text">
      <style:text-properties fo:color="#df69ba" loext:opacity="100%" style:font-name="Hack Nerd Font1" fo:font-size="9.75pt" fo:font-weight="normal"/>
    </style:style>
    <style:style style:name="T55" style:family="text">
      <style:text-properties fo:color="#3a94c5" loext:opacity="100%"/>
    </style:style>
    <style:style style:name="T56" style:family="text">
      <style:text-properties fo:color="#3a94c5" loext:opacity="100%" style:font-name="Hack Nerd Font1" fo:font-size="9.75pt" fo:font-weight="normal"/>
    </style:style>
    <style:style style:name="T57" style:family="text">
      <style:text-properties fo:color="#f57d26" loext:opacity="100%"/>
    </style:style>
    <style:style style:name="T58" style:family="text">
      <style:text-properties fo:color="#f57d26" loext:opacity="100%" style:font-name="Hack Nerd Font1" fo:font-size="9.75pt" fo:font-weight="normal"/>
    </style:style>
    <style:style style:name="T59" style:family="text">
      <style:text-properties fo:color="#8da101" loext:opacity="100%"/>
    </style:style>
    <style:style style:name="T60" style:family="text">
      <style:text-properties fo:color="#8da101" loext:opacity="100%" style:font-name="Hack Nerd Font1" fo:font-size="9.75pt" fo:font-weight="normal"/>
    </style:style>
    <style:style style:name="T61" style:family="text">
      <style:text-properties fo:color="#dfa000" loext:opacity="100%"/>
    </style:style>
    <style:style style:name="T62" style:family="text">
      <style:text-properties fo:color="#dfa000" loext:opacity="100%" style:font-name="Hack Nerd Font1" fo:font-size="9.75pt" fo:font-weight="normal"/>
    </style:style>
    <style:style style:name="T63" style:family="text">
      <style:text-properties fo:color="#939f91" loext:opacity="100%"/>
    </style:style>
    <style:style style:name="T64" style:family="text">
      <style:text-properties fo:color="#939f91" loext:opacity="100%" style:font-name="Hack Nerd Font1" fo:font-size="9.75pt" fo:font-weight="normal"/>
    </style:style>
    <style:style style:name="T65" style:family="text">
      <style:text-properties fo:color="#35a77c" loext:opacity="100%"/>
    </style:style>
    <style:style style:name="T66" style:family="text">
      <style:text-properties fo:color="#35a77c" loext:opacity="100%" style:font-name="Hack Nerd Font1" fo:font-size="9.75pt" fo:font-weight="normal"/>
    </style:style>
    <style:style style:name="T67" style:family="text">
      <style:text-properties fo:color="#f85552" loext:opacity="100%"/>
    </style:style>
    <style:style style:name="T68" style:family="text">
      <style:text-properties fo:color="#f85552" loext:opacity="100%" style:font-name="Hack Nerd Font1" fo:font-size="9.75pt" fo:font-weight="normal"/>
    </style:style>
    <style:style style:name="T69" style:family="text">
      <style:text-properties officeooo:rsid="001a59b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#  <text:span text:style-name="T69">==========================</text:span> 3 - Network programming <text:span text:style-name="T69">=======================================================</text:span></text:p>
      <text:p text:style-name="P10"><text:span text:style-name="T49"/></text:p>
      <text:p text:style-name="P12"><text:span text:style-name="T49"># </text:span><text:span text:style-name="T50">=============================</text:span><text:span text:style-name="T49"> 1 - Basic concepts of network programming </text:span><text:span text:style-name="T50">================================</text:span></text:p>
      <text:p text:style-name="P10"/>
      <text:p text:style-name="P21">#  -- REST stands for Representational State (set of all properties) Transfer</text:p>
      <text:p text:style-name="P21">#       - S : State of an object = set of all its properties, if one changes, it's called a transition</text:p>
      <text:p text:style-name="P21">#       - T : Transfert : Transmitting states representations to and from the server.</text:p>
      <text:p text:style-name="P21">#</text:p>
      <text:p text:style-name="P21">#  -- BSD Sockets : </text:p>
      <text:p text:style-name="P21">#       - this was developed at UC Berkeley, became POSIX sockets</text:p>
      <text:p text:style-name="P21">#       - a socket is a kind of end-point</text:p>
      <text:p text:style-name="P21">#       - MS Windows reimplements BSD sockets in the form of the WinSock</text:p>
      <text:p text:style-name="P21">#</text:p>
      <text:p text:style-name="P21"># -- Socket : </text:p>
      <text:p text:style-name="P21">#       - domains : 'Unix' domain  for program running simultaneously on the same computer  </text:p>
      <text:p text:style-name="P21">#       - internet domain - INET: program running on diff. machines and communicating via TCP/IP</text:p>
      <text:p text:style-name="P21">#       - for INET : socket adress = Ip Adress (with IPv4 -&gt; 32 bit long) +  port number : 16-bit long integer - 0..65536</text:p>
      <text:p text:style-name="P21">#</text:p>
      <text:p text:style-name="P21">#</text:p>
      <text:p text:style-name="P21"># -- Protocol IP : </text:p>
      <text:p text:style-name="P21">#       - send a packet of data (a datagram) between two network nodes.</text:p>
      <text:p text:style-name="P21">#       - unreliable : deas not guarantee the delivery, the integrity, or the order </text:p>
      <text:p text:style-name="P21">#       - upper layers compensate for these deficiencies </text:p>
      <text:p text:style-name="P10"/>
      <text:p text:style-name="P21"># -- Protocol TCP / UDP</text:p>
      <text:p text:style-name="P21">#       - UDP : does not use handshakes -&gt; faster than TCP but less reliable</text:p>
      <text:p text:style-name="P21">#       - UDP has a better performance : DNS, DHCP, etc.</text:p>
      <text:p text:style-name="P21">#       - TCP is better for data safety : www REST mail </text:p>
      <text:p text:style-name="P21">#</text:p>
      <text:p text:style-name="P21"># -- Connection-oriented vs. connectionless communication </text:p>
      <text:p text:style-name="P21">#       - Connection-oriented communications are usually built on top of TCP (ex : phone call)</text:p>
      <text:p text:style-name="P21">#           - the caller is the client, it initiates the call</text:p>
      <text:p text:style-name="P21">#           - the callee is the server</text:p>
      <text:p text:style-name="P21">#       - Connectionless communications are usually built on top of UDP. (ex : walkie-talkies)</text:p>
      <text:p text:style-name="P21"># </text:p>
      <text:p text:style-name="P21"># -- Fetching a document from a server </text:p>
      <text:p text:style-name="P21">#       - it's better way to use the URL (www...) than the IP address, behind which several servers can be hosted.add()</text:p>
      <text:p text:style-name="P12"><text:soft-page-break/><text:span text:style-name="T49"># </text:span><text:span text:style-name="T50">=============================</text:span><text:span text:style-name="T49"> 2 - How to use socket in network programming </text:span><text:span text:style-name="T50">================================</text:span></text:p>
      <text:p text:style-name="P13"><text:span text:style-name="T30">import</text:span> socket</text:p>
      <text:p text:style-name="P13">server_addr = input(<text:span text:style-name="T37">"What server do you want to connect to? "</text:span>)</text:p>
      <text:p text:style-name="P13">sock = socket.socket(socket.AF_INET, socket.SOCK_STREAM)  </text:p>
      <text:p text:style-name="P13">sock.connect((server_addr, <text:span text:style-name="T41">80</text:span>))</text:p>
      <text:p text:style-name="P13">sock.send(<text:span text:style-name="T30">b</text:span><text:span text:style-name="T37">"GET / HTTP/1.1\r\nHost: "</text:span> +          bytes(server_addr, <text:span text:style-name="T37">"utf8"</text:span>) +          <text:span text:style-name="T30">b</text:span><text:span text:style-name="T37">"\r\nConnection: close\r\n\r\n"</text:span>)</text:p>
      <text:p text:style-name="P13">reply = sock.recv(<text:span text:style-name="T41">10000</text:span>)</text:p>
      <text:p text:style-name="P13">sock.close()</text:p>
      <text:p text:style-name="P13">print(repr(reply))</text:p>
      <text:p text:style-name="P10"/>
      <text:p text:style-name="P21">#       - AF_INET       : symbol here to specify the Internet socket domain </text:p>
      <text:p text:style-name="P21">#       - SOCK_STREAM   : symbol here to specify a high-level socket able to act as a character device</text:p>
      <text:p text:style-name="P21">#       - connect() method (and any other method whose results may be unsuccessful) raises an exception</text:p>
      <text:p text:style-name="P21">#       - The send() method doesn't natively accept strings -&gt; conversion in bytes</text:p>
      <text:p text:style-name="P21">#       - sock.recv(10000) : receiving the first 10000 bytes from the response. IF more, it will be ignored</text:p>
      <text:p text:style-name="P21">#       - It's a general practice to invoke recv() as long as it returns some data. </text:p>
      <text:p text:style-name="P21">#       - sock.shutdown(socket.SHUT_RDWR)</text:p>
      <text:p text:style-name="P15">                <text:span text:style-name="T48"># socket.SHUT_RD - we aren't going to read the server's messages anymore (we declare ourselves deaf)</text:span></text:p>
      <text:p text:style-name="P15">                <text:span text:style-name="T48"># socket.SHUT_WR - we won't say a word (actually, we'll be dumb)</text:span></text:p>
      <text:p text:style-name="P15">                <text:span text:style-name="T48"># socket.SHUT_RDWR - specifies the conjunction of the two previous options.</text:span></text:p>
      <text:p text:style-name="P10"/>
      <text:p text:style-name="P21">#   exceptions can raise :  socket.gaierror (connect use getaddrinfo()), ConnectionRefusedError, socket.timeout</text:p>
      <text:p text:style-name="P11"/>
      <text:p text:style-name="P21"># -- get() method </text:p>
      <text:p text:style-name="P15">    <text:span text:style-name="T48"># GET / HTTP/1.1\r\n        -&gt; GET + path + http version </text:span></text:p>
      <text:p text:style-name="P15">    <text:span text:style-name="T48"># Host: www.site.com\r\n    -&gt; host adress</text:span></text:p>
      <text:p text:style-name="P15">    <text:span text:style-name="T48"># Connection: close\r\n     -&gt; close connexion</text:span></text:p>
      <text:p text:style-name="P15">    <text:span text:style-name="T48"># \r\n                      -&gt; request terminator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2"><text:soft-page-break/># <text:span text:style-name="T69">=============================</text:span> 3 - Introduction to JSON <text:span text:style-name="T69">================================</text:span></text:p>
      <text:p text:style-name="P10"/>
      <text:p text:style-name="P21"># JSON : Javascript Object Notation </text:p>
      <text:p text:style-name="P21"># uses UTF-8 coded text </text:p>
      <text:p text:style-name="P21"># avoid using leading zeros</text:p>
      <text:p text:style-name="P21"># for text, the only delimiter allowed is a quote "</text:p>
      <text:p text:style-name="P21"># strings cannot be split over multiple lines</text:p>
      <text:p text:style-name="P21"># boolean values : true false (preserve the case !)</text:p>
      <text:p text:style-name="P21"># null </text:p>
      <text:p text:style-name="P21"># {} -&gt; empty object </text:p>
      <text:p text:style-name="P13">{ <text:span text:style-name="T37">"me"</text:span>: <text:span text:style-name="T37">"Python"</text:span>,</text:p>
      <text:p text:style-name="P15">    <text:span text:style-name="T38">"pi"</text:span><text:span text:style-name="T20">: </text:span><text:span text:style-name="T42">3.141592653589</text:span><text:span text:style-name="T20">,</text:span></text:p>
      <text:p text:style-name="P15">    <text:span text:style-name="T38">"parsec"</text:span><text:span text:style-name="T20">: </text:span><text:span text:style-name="T42">3.0857E16</text:span><text:span text:style-name="T20">, </text:span></text:p>
      <text:p text:style-name="P15">    <text:span text:style-name="T38">"electron"</text:span><text:span text:style-name="T20">: </text:span><text:span text:style-name="T42">1.6021766208E-19</text:span><text:span text:style-name="T20">,</text:span></text:p>
      <text:p text:style-name="P15">    <text:span text:style-name="T38">"friend"</text:span><text:span text:style-name="T20">: </text:span><text:span text:style-name="T38">"JSON"</text:span><text:span text:style-name="T20">,</text:span></text:p>
      <text:p text:style-name="P15">    <text:span text:style-name="T38">"off"</text:span><text:span text:style-name="T20">: true,</text:span></text:p>
      <text:p text:style-name="P15">    <text:span text:style-name="T38">"on"</text:span><text:span text:style-name="T20">: false,</text:span></text:p>
      <text:p text:style-name="P15">    <text:span text:style-name="T38">"set"</text:span><text:span text:style-name="T20">: null </text:span></text:p>
      <text:p text:style-name="P13">}</text:p>
      <text:p text:style-name="P11"/>
      <text:p text:style-name="P22"># <text:span text:style-name="T69">=============================</text:span> 4 - Using the JSON module in Python (5) <text:span text:style-name="T69">================================</text:span></text:p>
      <text:p text:style-name="P13"><text:span text:style-name="T30">import</text:span> json </text:p>
      <text:p text:style-name="P21"># dumps() stands for dump String</text:p>
      <text:p text:style-name="P10"/>
      <text:p text:style-name="P21"># ------- serialization : from Python to JSON</text:p>
      <text:p text:style-name="P10"/>
      <text:p text:style-name="P21"># converts a float </text:p>
      <text:p text:style-name="P13">electron = <text:span text:style-name="T41">1.602176620898E10</text:span>−<text:span text:style-name="T41">19</text:span></text:p>
      <text:p text:style-name="P13">print(json.dumps(electron)) <text:span text:style-name="T46"># =&gt; 16021766189.98</text:span></text:p>
      <text:p text:style-name="P10"/>
      <text:p text:style-name="P21"># converts a string</text:p>
      <text:p text:style-name="P13">comics = <text:span text:style-name="T37">'"The Meaning of Life" by Monty Python\'s Flying Circus'</text:span></text:p>
      <text:p text:style-name="P13">print(json.dumps(comics)) <text:span text:style-name="T46"># =&gt; "\"The Meaning of Life\" by Monty Python's Flying Circus"</text:span></text:p>
      <text:p text:style-name="P10"/>
      <text:p text:style-name="P21"># converts nested lists</text:p>
      <text:p text:style-name="P13">my_list = [<text:span text:style-name="T41">1</text:span>, <text:span text:style-name="T41">2.34</text:span>, <text:span text:style-name="T30">True</text:span>, <text:span text:style-name="T37">"False"</text:span>, <text:span text:style-name="T30">None</text:span>, [<text:span text:style-name="T37">'a'</text:span>, <text:span text:style-name="T41">0</text:span>]]</text:p>
      <text:p text:style-name="P13"><text:soft-page-break/>print(json.dumps(my_list)) <text:span text:style-name="T46"># =&gt; [1, 2.34, True, "False", null, ["a", 0]]</text:span></text:p>
      <text:p text:style-name="P10"/>
      <text:p text:style-name="P21"># converts tuple nested in dict =&gt; the tuple is converted as an array</text:p>
      <text:p text:style-name="P13">my_dict = {<text:span text:style-name="T37">'me'</text:span>: <text:span text:style-name="T37">"Python"</text:span>, <text:span text:style-name="T37">'pi'</text:span>: <text:span text:style-name="T41">3.141592653589</text:span>, <text:span text:style-name="T37">'data'</text:span>: (<text:span text:style-name="T41">1</text:span>, <text:span text:style-name="T41">2</text:span>, <text:span text:style-name="T41">4</text:span>, <text:span text:style-name="T41">8</text:span>), <text:span text:style-name="T37">'set'</text:span>: <text:span text:style-name="T30">None</text:span>}</text:p>
      <text:p text:style-name="P13">print(json.dumps(my_dict)) <text:span text:style-name="T46"># =&gt; {"me": "Python", "pi": 3.141592653589, "data": [1, 2, 4, 8], "friend": "JSON", "set": null}</text:span></text:p>
      <text:p text:style-name="P10"/>
      <text:p text:style-name="P21"># rules to remember</text:p>
      <text:p text:style-name="P21"># Python        =&gt;  JSON</text:p>
      <text:p text:style-name="P21"># dict          =&gt;  object </text:p>
      <text:p text:style-name="P21"># list, tuple   =&gt;  array</text:p>
      <text:p text:style-name="P21"># int, float    =&gt;  number</text:p>
      <text:p text:style-name="P21"># True, False   =&gt;  true, false</text:p>
      <text:p text:style-name="P10"/>
      <text:p text:style-name="P21"># dumping an instance of a class is not allowed, but we can use the __dict__</text:p>
      <text:p text:style-name="P13"><text:span text:style-name="T30">class</text:span> Who:</text:p>
      <text:p text:style-name="P15">    <text:span text:style-name="T31">def</text:span><text:span text:style-name="T20"> __init__(self, name, age):</text:span></text:p>
      <text:p text:style-name="P15">        <text:span text:style-name="T31">self</text:span><text:span text:style-name="T20">.name = name</text:span></text:p>
      <text:p text:style-name="P15">        <text:span text:style-name="T31">self</text:span><text:span text:style-name="T20">.age = age</text:span></text:p>
      <text:p text:style-name="P10"/>
      <text:p text:style-name="P13"><text:span text:style-name="T30">def</text:span> encode_who(w):</text:p>
      <text:p text:style-name="P15">    <text:span text:style-name="T31">if</text:span><text:span text:style-name="T20"> isinstance(w, Who):</text:span></text:p>
      <text:p text:style-name="P15">        <text:span text:style-name="T31">return</text:span><text:span text:style-name="T20"> w.__dict__</text:span></text:p>
      <text:p text:style-name="P15">    <text:span text:style-name="T31">else</text:span><text:span text:style-name="T20">:</text:span></text:p>
      <text:p text:style-name="P15">        <text:span text:style-name="T31">raise</text:span><text:span text:style-name="T20"> TypeError(w.__class__.__name__ + </text:span><text:span text:style-name="T38">' is not JSON serializable'</text:span><text:span text:style-name="T20">)</text:span></text:p>
      <text:p text:style-name="P10"/>
      <text:p text:style-name="P21"># raising a TypeError exception is obligatory</text:p>
      <text:p text:style-name="P21"># dumping from Python to JSON is a serialization</text:p>
      <text:p text:style-name="P10"/>
      <text:p text:style-name="P21"># the second approach is to overload the defaut() method of the class json.JSONEncoder</text:p>
      <text:p text:style-name="P21"># and to pass it into dumps() using the keyword argument named cls </text:p>
      <text:p text:style-name="P13"><text:span text:style-name="T30">class</text:span> MyEncoder(json.JSONEncoder):</text:p>
      <text:p text:style-name="P15">    <text:span text:style-name="T31">def</text:span><text:span text:style-name="T20"> default(self, w):</text:span></text:p>
      <text:p text:style-name="P15">        <text:span text:style-name="T31">if</text:span><text:span text:style-name="T20"> isinstance(w, Who):</text:span></text:p>
      <text:p text:style-name="P15">            <text:span text:style-name="T31">return</text:span><text:span text:style-name="T20"> w.__dict__</text:span></text:p>
      <text:p text:style-name="P15">        <text:span text:style-name="T31">else</text:span><text:span text:style-name="T20">:</text:span></text:p>
      <text:p text:style-name="P15">            <text:span text:style-name="T31">return</text:span><text:span text:style-name="T20"> super().default(</text:span><text:span text:style-name="T31">self</text:span><text:span text:style-name="T20">, z)</text:span></text:p>
      <text:p text:style-name="P10"/>
      <text:p text:style-name="P13"><text:soft-page-break/>some_man = Who(<text:span text:style-name="T37">'John Doe'</text:span>, <text:span text:style-name="T41">42</text:span>)</text:p>
      <text:p text:style-name="P13">print(json.dumps(some_man, cls=MyEncoder))</text:p>
      <text:p text:style-name="P11"/>
      <text:p text:style-name="P21"># ------- deserialization : from JSON to Python with json.loads() =&gt; deserialization</text:p>
      <text:p text:style-name="P13"><text:span text:style-name="T30">import</text:span> json</text:p>
      <text:p text:style-name="P13">jstr = <text:span text:style-name="T37">'"\\"The Meaning of Life\\" by Monty Python\'s Flying Circus"'</text:span></text:p>
      <text:p text:style-name="P13">comics = json.loads(jstr)</text:p>
      <text:p text:style-name="P13">print(type(comics))     <text:span text:style-name="T46"># &lt;class 'str'&gt;</text:span></text:p>
      <text:p text:style-name="P13">print(comics)           <text:span text:style-name="T46"># "The Meaning of Life" by Monty Python's Flying Circus</text:span></text:p>
      <text:p text:style-name="P10"><text:span text:style-name="T49"/></text:p>
      <text:p text:style-name="P10"><text:span text:style-name="T49"># deserialize an instance -&gt; calling json.loads with parameter</text:span></text:p>
      <text:p text:style-name="P13"><text:span text:style-name="T30">def</text:span> decode_who(w):</text:p>
      <text:p text:style-name="P15">    <text:span text:style-name="T31">return</text:span><text:span text:style-name="T20"> Who(w[</text:span><text:span text:style-name="T38">'name'</text:span><text:span text:style-name="T20">], w[</text:span><text:span text:style-name="T38">'age'</text:span><text:span text:style-name="T20">])</text:span></text:p>
      <text:p text:style-name="P10"/>
      <text:p text:style-name="P13">old_man = Who(<text:span text:style-name="T37">"Jane Doe"</text:span>, <text:span text:style-name="T41">23</text:span>)</text:p>
      <text:p text:style-name="P13">json_str = json.dumps(old_man, default=encode_who)</text:p>
      <text:p text:style-name="P13">new_man = json.loads(json_str, object_hook=decode_who)</text:p>
      <text:p text:style-name="P13">print(type(new_man),new_man.__dict__) <text:span text:style-name="T46">#  &lt;class '__main__.Who'&gt; {'name': 'Jane Doe', 'age': 23}</text:span></text:p>
      <text:p text:style-name="P10"><text:span text:style-name="T49"/></text:p>
      <text:p text:style-name="P10"><text:span text:style-name="T49"># more complicated method, by redefining the superclass constructor</text:span></text:p>
      <text:p text:style-name="P13"><text:span text:style-name="T30">class</text:span> MyDecoder(json.JSONDecoder):</text:p>
      <text:p text:style-name="P15">    <text:span text:style-name="T31">def</text:span><text:span text:style-name="T20"> __init__(self):</text:span></text:p>
      <text:p text:style-name="P15">        <text:span text:style-name="T20">json.JSONDecoder.__init__(</text:span><text:span text:style-name="T31">self</text:span><text:span text:style-name="T20">, object_hook=</text:span><text:span text:style-name="T31">self</text:span><text:span text:style-name="T20">.decode_who)</text:span></text:p>
      <text:p text:style-name="P10"/>
      <text:p text:style-name="P15">    <text:span text:style-name="T31">def</text:span><text:span text:style-name="T20"> decode_who(self, d):</text:span></text:p>
      <text:p text:style-name="P15">        <text:span text:style-name="T20">print(</text:span><text:span text:style-name="T31">self</text:span><text:span text:style-name="T20">)</text:span></text:p>
      <text:p text:style-name="P15">        <text:span text:style-name="T20">print(type(d))</text:span></text:p>
      <text:p text:style-name="P10"/>
      <text:p text:style-name="P15">        <text:span text:style-name="T31">return</text:span><text:span text:style-name="T20"> Who(**d)</text:span></text:p>
      <text:p text:style-name="P10"><text:span text:style-name="T36"/></text:p>
      <text:p text:style-name="P10"><text:span text:style-name="T36">some_man = Who(</text:span><text:span text:style-name="T39">'Jane Doe'</text:span><text:span text:style-name="T36">, </text:span><text:span text:style-name="T43">23</text:span><text:span text:style-name="T36">)</text:span></text:p>
      <text:p text:style-name="P13">json_str = json.dumps(some_man, cls=MyEncoder)</text:p>
      <text:p text:style-name="P13">new_man = json.loads(json_str, cls=MyDecoder)</text:p>
      <text:p text:style-name="P10"/>
      <text:p text:style-name="P13">print(type(new_man))</text:p>
      <text:p text:style-name="P13">print(new_man.__dict__)</text:p>
      <text:p text:style-name="P12"><text:soft-page-break/><text:span text:style-name="T49"># </text:span><text:span text:style-name="T50">=============================</text:span><text:span text:style-name="T49"> 5 - Introduction to XML <text:s/></text:span><text:span text:style-name="T50">================================</text:span></text:p>
      <text:p text:style-name="P13">&lt;<text:span text:style-name="T45">?</text:span>xml version = <text:span text:style-name="T37">"1.0"</text:span> encoding = <text:span text:style-name="T37">"utf-8"</text:span><text:span text:style-name="T45">?</text:span>&gt;</text:p>
      <text:p text:style-name="P13">&lt;!<text:span text:style-name="T45">--</text:span> comment <text:span text:style-name="T45">--</text:span>&gt;</text:p>
      <text:p text:style-name="P13">&lt;<text:span text:style-name="T45">!</text:span>DOCTYPE cars_for_sale SYSTEM <text:span text:style-name="T37">"cars.dtd"</text:span>&gt;</text:p>
      <text:p text:style-name="P21"># two versions currently in use: 1.0 and 1.1</text:p>
      <text:p text:style-name="P21"># dtd : doc type definition SYSTEM (privately) or PUBLIC ()</text:p>
      <text:p text:style-name="P21"># dtd : uses SGML</text:p>
      <text:p text:style-name="P21"># URI : "cars.dtd"</text:p>
      <text:p text:style-name="P10"/>
      <text:p text:style-name="P21"># 2 forms for empty element</text:p>
      <text:p text:style-name="P13">&lt;empty/&gt;</text:p>
      <text:p text:style-name="P13">&lt;empty&gt;&lt;/empty&gt;</text:p>
      <text:p text:style-name="P10"/>
      <text:p text:style-name="P21"># tag can have one or multiple attribute</text:p>
      <text:p text:style-name="P13">&lt;price currency=<text:span text:style-name="T37">"GBP"</text:span>&gt;<text:span text:style-name="T41">32000</text:span>&lt;/price&gt;</text:p>
      <text:p text:style-name="P10"/>
      <text:p text:style-name="P21"># parsing an xml file, and iterating on elements and then on properties</text:p>
      <text:p text:style-name="P13">cars_for_sale = xml.etree.ElementTree.parse(<text:span text:style-name="T37">'.\\cars.xml'</text:span>).getroot()</text:p>
      <text:p text:style-name="P13"><text:span text:style-name="T30">for</text:span> car <text:span text:style-name="T30">in</text:span> cars_for_sale.findall(<text:span text:style-name="T37">'car'</text:span>): </text:p>
      <text:p text:style-name="P15">    <text:span text:style-name="T31">for</text:span><text:span text:style-name="T20"> prop </text:span><text:span text:style-name="T31">in</text:span><text:span text:style-name="T20"> car:</text:span></text:p>
      <text:p text:style-name="P15">        <text:span text:style-name="T20">print(prop.tag, prop.attrib, prop.text)</text:span></text:p>
      <text:p text:style-name="P10"/>
      <text:p text:style-name="P21"># removing an element : </text:p>
      <text:p text:style-name="P13">cars_for_sale.remove(car)        </text:p>
      <text:p text:style-name="P10"/>
      <text:p text:style-name="P21">#  adding an element : </text:p>
      <text:p text:style-name="P13">new_car = xml.etree.ElementTree.Element(<text:span text:style-name="T37">'car'</text:span>)</text:p>
      <text:p text:style-name="P13">xml.etree.ElementTree.SubElement(new_car, <text:span text:style-name="T37">'id'</text:span>).text = <text:span text:style-name="T37">'4'</text:span></text:p>
      <text:p text:style-name="P13">xml.etree.ElementTree.SubElement(new_car, <text:span text:style-name="T37">'brand'</text:span>).text = <text:span text:style-name="T37">'Maserati'</text:span></text:p>
      <text:p text:style-name="P13">xml.etree.ElementTree.SubElement(new_car, <text:span text:style-name="T37">'model'</text:span>).text = <text:span text:style-name="T37">'Mexico'</text:span></text:p>
      <text:p text:style-name="P13">xml.etree.ElementTree.SubElement(new_car, <text:span text:style-name="T37">'production_year'</text:span>).text = <text:span text:style-name="T37">'1970'</text:span></text:p>
      <text:p text:style-name="P13">xml.etree.ElementTree.SubElement(new_car, <text:span text:style-name="T37">'price'</text:span>, {<text:span text:style-name="T37">'currency'</text:span>: <text:span text:style-name="T37">'EUR'</text:span>}).text = <text:span text:style-name="T37">'61800'</text:span></text:p>
      <text:p text:style-name="P13">cars_for_sale.append(new_car)</text:p>
      <text:p text:style-name="P10"/>
      <text:p text:style-name="P21"># writing to file</text:p>
      <text:p text:style-name="P13">tree.write(<text:span text:style-name="T37">'newcars.xml'</text:span>, method=<text:span text:style-name="T37">''</text:span>)</text:p>
      <text:p text:style-name="P11"/>
      <text:p text:style-name="P22"><text:soft-page-break/># <text:span text:style-name="T69">=============================</text:span> <text:span text:style-name="T69">6</text:span> - HTTP made simple : the request module   <text:span text:style-name="T69">================================</text:span></text:p>
      <text:p text:style-name="P10"/>
      <text:p text:style-name="P21"># to prepare a testing platform</text:p>
      <text:p text:style-name="P13">npm install -g json-server</text:p>
      <text:p text:style-name="P13">json-server <text:span text:style-name="T45">--</text:span>watch cars.json</text:p>
      <text:p text:style-name="P10"/>
      <text:p text:style-name="P21"># using request is easier !</text:p>
      <text:p text:style-name="P13"><text:span text:style-name="T30">import</text:span> requests</text:p>
      <text:p text:style-name="P13">reply = requests.get(<text:span text:style-name="T37">'http://localhost:3000'</text:span>) <text:span text:style-name="T46"># port 80 can be omitted</text:span></text:p>
      <text:p text:style-name="P13">print(reply.status_code)</text:p>
      <text:p text:style-name="P10"/>
      <text:p text:style-name="P21"># all HTTP code </text:p>
      <text:p text:style-name="P13">print(requests.codes.__dict__)</text:p>
      <text:p text:style-name="P10"/>
      <text:p text:style-name="P21"># we can use name code instead value</text:p>
      <text:p text:style-name="P13"><text:span text:style-name="T30">if</text:span> reply.status_code == requests.codes.ok: </text:p>
      <text:p text:style-name="P15">    <text:span text:style-name="T31">pass</text:span></text:p>
      <text:p text:style-name="P10"/>
      <text:p text:style-name="P21"># in headers, Content-Type indicates the the type of the response</text:p>
      <text:p text:style-name="P13">print(reply.headers) </text:p>
      <text:p text:style-name="P13">reply.headers[<text:span text:style-name="T37">'Content-Type'</text:span>] </text:p>
      <text:p text:style-name="P13">print(reply.text)   <text:span text:style-name="T46"># main content</text:span></text:p>
      <text:p text:style-name="P21"># ... 'Content-Type': 'text/html; charset=UTF-8', ....</text:p>
      <text:p text:style-name="P10"/>
      <text:p text:style-name="P21"># others http methods : </text:p>
      <text:p text:style-name="P21"># - POST : to send new data to a server</text:p>
      <text:p text:style-name="P21"># - PUT : to update data on a server</text:p>
      <text:p text:style-name="P21"># - DDELETE, HEAD, CONNECT, OPTIONS, TRACE</text:p>
      <text:p text:style-name="P11"/>
      <text:p text:style-name="P21"># protecting request uses</text:p>
      <text:p text:style-name="P13"><text:span text:style-name="T30">try</text:span>:</text:p>
      <text:p text:style-name="P15">    <text:span text:style-name="T20">reply = requests.get(</text:span><text:span text:style-name="T38">'http://localhost:3000'</text:span><text:span text:style-name="T20">, timeout=</text:span><text:span text:style-name="T42">1</text:span><text:span text:style-name="T20">) </text:span><text:span text:style-name="T48"># in seconds</text:span></text:p>
      <text:p text:style-name="P13"><text:span text:style-name="T30">except</text:span> requests.exceptions.Timeout:</text:p>
      <text:p text:style-name="P15">    <text:span text:style-name="T20">print(</text:span><text:span text:style-name="T38">'Sorry, Mr. Impatient, you didn\'t get your data'</text:span><text:span text:style-name="T20">)</text:span></text:p>
      <text:p text:style-name="P13"><text:span text:style-name="T30">else</text:span>:</text:p>
      <text:p text:style-name="P15">    <text:span text:style-name="T20">print(</text:span><text:span text:style-name="T38">'Here is your data, my Master!'</text:span><text:span text:style-name="T20">)</text:span></text:p>
      <text:p text:style-name="P10"><text:soft-page-break/></text:p>
      <text:p text:style-name="P22"># <text:span text:style-name="T69">============================</text:span> <text:span text:style-name="T69">7</text:span> - CRUD how to build a simple REST client <text:span text:style-name="T69">================================</text:span></text:p>
      <text:p text:style-name="P10"/>
      <text:p text:style-name="P21"># CRUD : Create (post) Read (get) Update (post) Delete (delete) </text:p>
      <text:p text:style-name="P10"/>
      <text:p text:style-name="P21"># in content type is JSON : </text:p>
      <text:p text:style-name="P13">reply.json()</text:p>
      <text:p text:style-name="P10"/>
      <text:p text:style-name="P21"># we can only on element, et perform test with  requests.codes.not_found:</text:p>
      <text:p text:style-name="P13">reply = requests.get(<text:span text:style-name="T37">'http://localhost:3000/cars/2'</text:span>)</text:p>
      <text:p text:style-name="P10"/>
      <text:p text:style-name="P21"># and sorting the response, asc or desc</text:p>
      <text:p text:style-name="P13">reply = requests.get(<text:span text:style-name="T37">'http://localhost:3000/cars?_sort=production_year'</text:span>)</text:p>
      <text:p text:style-name="P13">reply = requests.get(<text:span text:style-name="T37">'http://localhost:3000/cars?_sort=production_year&amp;_order=desc'</text:span>)</text:p>
      <text:p text:style-name="P10"/>
      <text:p text:style-name="P21">#  HTTP 1.1 </text:p>
      <text:p text:style-name="P21">#  sends its response and keeps the connection alive, waiting for the client's next request;</text:p>
      <text:p text:style-name="P21">#  closes silently  he connection if the client is inactive for some time</text:p>
      <text:p text:style-name="P13">reply.headers[<text:span text:style-name="T37">'Connection'</text:span>]) <text:span text:style-name="T46"># Connection=keep-alive</text:span></text:p>
      <text:p text:style-name="P10"/>
      <text:p text:style-name="P21"># the client can ask the server to close the connection </text:p>
      <text:p text:style-name="P13">headers = {<text:span text:style-name="T37">'Connection'</text:span>: <text:span text:style-name="T37">'Close'</text:span>}</text:p>
      <text:p text:style-name="P13">reply = requests.get(<text:span text:style-name="T37">'http://localhost:3000/cars/'</text:span>, headers=headers)</text:p>
      <text:p text:style-name="P10"/>
      <text:p text:style-name="P21"># adding a car with resquest.post(... data=)</text:p>
      <text:p text:style-name="P13">h_close = {<text:span text:style-name="T37">'Connection'</text:span>: <text:span text:style-name="T37">'Close'</text:span>}</text:p>
      <text:p text:style-name="P13">h_content = {<text:span text:style-name="T37">'Content-Type'</text:span>: <text:span text:style-name="T37">'application/json'</text:span>}</text:p>
      <text:p text:style-name="P13">new_car = {<text:span text:style-name="T37">'id'</text:span>: <text:span text:style-name="T41">7</text:span>, .............  <text:span text:style-name="T37">'convertible'</text:span>: <text:span text:style-name="T30">False</text:span>}</text:p>
      <text:p text:style-name="P13">reply = requests.post(<text:span text:style-name="T37">'http://localhost:3000/cars'</text:span>, headers=h_content, data=json.dumps(new_car))</text:p>
      <text:p text:style-name="P13">print(<text:span text:style-name="T37">"reply="</text:span> + str(reply.status_code))</text:p>
      <text:p text:style-name="P13">reply = requests.get(<text:span text:style-name="T37">'http://localhost:3000/cars/'</text:span>, headers=h_close)</text:p>
      <text:p text:style-name="P10"/>
      <text:p text:style-name="P21"># and last, PUT method </text:p>
      <text:p text:style-name="P13">car = {<text:span text:style-name="T37">'id'</text:span>: <text:span text:style-name="T41">6</text:span>, .... <text:span text:style-name="T37">'convertible'</text:span>: <text:span text:style-name="T30">True</text:span>}</text:p>
      <text:p text:style-name="P13">reply = requests.put(<text:span text:style-name="T37">'http://localhost:3000/cars/6'</text:span>, headers=h_content, data=json.dumps(car))</text:p>
      <text:p text:style-name="P10"/>
      <text:p text:style-name="P1"><text:span text:style-name="T52">#  ==================================================== FIN ===============================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ack Nerd Font" svg:font-family="'Hack Nerd Font'" style:font-family-generic="modern" style:font-pitch="variable"/>
    <style:font-face style:name="Hack Nerd Font1" svg:font-family="'Hack Nerd Font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.499cm" fo:margin-right="0.499cm" style:writing-mode="lr-tb" style:footnote-max-height="0cm" loext:margin-gutter="1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1T20:02:56.609000000</meta:creation-date>
    <dc:date>2023-05-11T21:24:40.885000000</dc:date>
    <meta:editing-duration>PT1H21M43S</meta:editing-duration>
    <meta:editing-cycles>3</meta:editing-cycles>
    <meta:generator>LibreOffice/7.4.4.2$Windows_X86_64 LibreOffice_project/85569322deea74ec9134968a29af2df5663baa21</meta:generator>
    <meta:print-date>2023-05-11T21:25:14.214000000</meta:print-date>
    <meta:document-statistic meta:table-count="0" meta:image-count="0" meta:object-count="0" meta:page-count="8" meta:paragraph-count="233" meta:word-count="1473" meta:character-count="10944" meta:non-whitespace-character-count="9117"/>
  </office:meta>
</office:document-meta>
</file>